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Arial1" fo:font-size="9.75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officeooo:rsid="0008ac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list SCENARI:</text:p>
      <text:p text:style-name="P2">[<text:span text:style-name="T1">ok</text:span>] Il nome dello scenario è consistente con il contenuto<text:line-break/>[<text:span text:style-name="T1">ok</text:span>] Possiede dati che ne caratterizzano l'istanza<text:line-break/>[<text:span text:style-name="T1">ok</text:span>] Non sono presenti riferimenti a elementi di interfaccia precisi<text:line-break/>[<text:span text:style-name="T1">ok</text:span>] Il contesto è ben caratterizzato<text:line-break/>[<text:span text:style-name="T1">ok</text:span>] Il sistema non è citato come attore<text:line-break/>[<text:span text:style-name="T1">ok</text:span>] Si fa sempre riferimento al sistema con il termine "il sistema"<text:line-break/>[<text:span text:style-name="T1">ok</text:span>] È sempre chiaro l'utente che esegue le azioni elencate<text:line-break/>[<text:span text:style-name="T1">ok</text:span>] Lo scenario possiede un identificativo univoco<text:line-break/>[<text:span text:style-name="T1">ok</text:span>] Il file è nominato secondo la corretta nomenclatura<text:line-break/>[ ] È presente una didascalia che riporti l'indentificativo del caso d'uso e una breve descrizione</text:p>
      <text:p text:style-name="P3"/>
      <text:p text:style-name="P1"/>
      <text:p text:style-name="P1">Chechlist CASI D'USO:</text:p>
      <text:p text:style-name="P2">[ <text:span text:style-name="T1">ok</text:span>] Il nome è coerente con il contenuto</text:p>
      <text:p text:style-name="P2">[ ] Ha lo stesso nome dello scenario generalizzato</text:p>
      <text:p text:style-name="P2">[ ] Ha lo stesso ID dello scenario generalizzato</text:p>
      <text:p text:style-name="P2">[ <text:span text:style-name="T1">ok</text:span>] Non sono presenti attori multipli con congiunzione OR</text:p>
      <text:p text:style-name="P2">[ <text:span text:style-name="T1">ok</text:span>] Il file è nominato secondo la corretta nomenclatura</text:p>
      <text:p text:style-name="P2">[ <text:span text:style-name="T1">ok</text:span>] Tutte le azioni del sistema sono tabulate</text:p>
      <text:p text:style-name="P2">[ <text:span text:style-name="T1">ok</text:span>] Tutte le azioni del sistema sono indicate in modo esplicito</text:p>
      <text:p text:style-name="P2">[ <text:span text:style-name="T1">ok</text:span>] Il flusso degli eventi è coerente con i requisiti fuzionali</text:p>
      <text:p text:style-name="P2">[ <text:span text:style-name="T1">ok</text:span>] Eventuali inclusioni all'inizio del caso d'uso sono espresse nella entry condition</text:p>
      <text:p text:style-name="P2">[ <text:span text:style-name="T1">ok</text:span>] Le inclusioni sono segnalate secondo le convenzioni previste</text:p>
      <text:p text:style-name="P2">[ <text:span text:style-name="T1">ok</text:span>] I requisiti qualitativi sono misurabili</text:p>
      <text:p text:style-name="P2">[ <text:span text:style-name="T1">ok</text:span>] I punti di estensione sono elencati in un elenco con lettere latine minuscole</text:p>
      <text:p text:style-name="P2">[ <text:span text:style-name="T1">ok</text:span>] Le estensioni sono segnalate secondo le convenzioni previste</text:p>
      <text:p text:style-name="P2">[ <text:span text:style-name="T1">ok</text:span>] Le specializzazioni sono segnalate secondo le convenzioni previste</text:p>
      <text:p text:style-name="P2">[ <text:span text:style-name="T1">ok</text:span>] Entry e exit condition sono specificate</text:p>
      <text:p text:style-name="P2">[ <text:span text:style-name="T1">ok</text:span>] Il flusso degli eventi è correttamente numerato</text:p>
      <text:p text:style-name="P2">[ <text:span text:style-name="T1">ok</text:span>] È presente una didascalia che riporti l'indentificativo del caso d'uso e una breve descrizion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da8c1e6-fd468f4-454e206-f42a4a9-143cfd</meta:generator>
    <dc:date>2012-10-24T19:17:43.27</dc:date>
    <meta:document-statistic meta:table-count="0" meta:image-count="0" meta:object-count="0" meta:page-count="1" meta:paragraph-count="20" meta:word-count="278" meta:character-count="1683" meta:non-whitespace-character-count="1425"/>
    <meta:user-defined meta:name="Info 1"/>
    <meta:user-defined meta:name="Info 2"/>
    <meta:user-defined meta:name="Info 3"/>
    <meta:user-defined meta:name="Info 4"/>
  </office:meta>
</office:document-meta>
</file>